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12c9" officeooo:paragraph-rsid="000f12c9"/>
    </style:style>
    <style:style style:name="P2" style:family="paragraph" style:parent-style-name="Standard">
      <style:text-properties officeooo:rsid="00103767" officeooo:paragraph-rsid="00103767"/>
    </style:style>
    <style:style style:name="P3" style:family="paragraph" style:parent-style-name="Standard">
      <style:text-properties officeooo:rsid="00104a65" officeooo:paragraph-rsid="00104a65"/>
    </style:style>
    <style:style style:name="P4" style:family="paragraph" style:parent-style-name="Standard">
      <style:text-properties officeooo:rsid="00113afb" officeooo:paragraph-rsid="00113afb"/>
    </style:style>
    <style:style style:name="P5" style:family="paragraph" style:parent-style-name="Standard">
      <style:text-properties fo:font-weight="normal" officeooo:rsid="00103767" officeooo:paragraph-rsid="00113afb" style:font-weight-asian="normal" style:font-weight-complex="normal"/>
    </style:style>
    <style:style style:name="P6" style:family="paragraph" style:parent-style-name="Standard">
      <style:text-properties fo:font-weight="normal" officeooo:rsid="00103767" officeooo:paragraph-rsid="00104a65" style:font-weight-asian="normal" style:font-weight-complex="normal"/>
    </style:style>
    <style:style style:name="P7" style:family="paragraph" style:parent-style-name="Standard">
      <style:text-properties fo:font-weight="normal" officeooo:rsid="00113afb" officeooo:paragraph-rsid="00113afb" style:font-weight-asian="normal" style:font-weight-complex="normal"/>
    </style:style>
    <style:style style:name="P8" style:family="paragraph" style:parent-style-name="Standard">
      <style:text-properties fo:font-weight="normal" officeooo:rsid="0012df6d" officeooo:paragraph-rsid="0012df6d" style:font-weight-asian="normal" style:font-weight-complex="normal"/>
    </style:style>
    <style:style style:name="T1" style:family="text">
      <style:text-properties officeooo:rsid="0010376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3767" style:font-weight-asian="normal" style:font-weight-complex="normal"/>
    </style:style>
    <style:style style:name="T4" style:family="text">
      <style:text-properties fo:font-weight="normal" officeooo:rsid="00113afb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zip folder consists of 3 directories </text:p>
      <text:p text:style-name="P1">1)detection_model : </text:p>
      <text:p text:style-name="P2">Contains codes for client -server system that uses detection model to guide the user in correct and safe direction .</text:p>
      <text:p text:style-name="P1">2)model_training :</text:p>
      <text:p text:style-name="P2">Contains the training information for the model .</text:p>
      <text:p text:style-name="P1">3)simulation :</text:p>
      <text:p text:style-name="P2">Contains the codes for a simulation that demonstrates the working of this system . </text:p>
      <text:p text:style-name="P1"/>
      <text:p text:style-name="P1">The detection_model folder consists of a 3 files: </text:p>
      <text:p text:style-name="P1">1) best.pt :</text:p>
      <text:p text:style-name="P1">It is the model that gave the best evaluation metrics in the training of YOLOv8 . </text:p>
      <text:p text:style-name="P1">2)server.py :</text:p>
      <text:p text:style-name="P1">It is the python script that runs on the server . The server <text:s/>device must have a camera for this to run .</text:p>
      <text:p text:style-name="P1">3)client.py : </text:p>
      <text:p text:style-name="P1">It <text:span text:style-name="T1">is the python script that runs on the client . The client must know the IP address of the sever . </text:span></text:p>
      <text:p text:style-name="P1"/>
      <text:p text:style-name="P2">How to run client server system :</text:p>
      <text:p text:style-name="P2">If you want to run client and server on the same laptop or PC : <text:s/></text:p>
      <text:p text:style-name="P2">1) Open 2 terminals</text:p>
      <text:p text:style-name="P2">2)Enter detection_model directory in both terminals .</text:p>
      <text:p text:style-name="P2">3)Run server.py on the first terminal . The port used is 12345 . If the port is occupied the port must first be freed . If server doesnt show any port error , it means server is listening for requests and ready to service clients . </text:p>
      <text:p text:style-name="P2">4)Run client.py on the second terminal . The server should now start a video window and maintain information and send to the client and the client will start a new window to show the instructions sent by the server . </text:p>
      <text:p text:style-name="P2">5) Ensure that volume is sufficient enough to listen to instructions sent by server .</text:p>
      <text:p text:style-name="P2"/>
      <text:p text:style-name="P2">If you want to run client and server on 2 different laptops or PC <text:s/>: </text:p>
      <text:p text:style-name="P2">1)Open a terminal on each device </text:p>
      <text:p text:style-name="P2">2)Enter the detection_model directory in both the terminals .</text:p>
      <text:p text:style-name="P3">3)In the PC you want to use as client , modify the line 15 of the ‘client.py’ </text:p>
      <text:p text:style-name="P3">server_ip = '127.0.0.1' </text:p>
      <text:p text:style-name="P3">instead of ‘127.0.0.1’ replace with the ip address of the server . </text:p>
      <text:p text:style-name="P3">4)<text:span text:style-name="T3">Run server.py on the ser</text:span><text:span text:style-name="T4">ver te</text:span><text:span text:style-name="T3">rminal . The port used is 12345 . If the port is occupied the port must first be freed . If server doesnt show any port error , it means server is listening for requests and ready to service clients . </text:span></text:p>
      <text:p text:style-name="P4"><text:span text:style-name="T3">5</text:span><text:span text:style-name="T2">)</text:span><text:span text:style-name="T3">Run client.py on the </text:span><text:span text:style-name="T2">client</text:span><text:span text:style-name="T3"> terminal . The server should now start a video window and maintain information and send to the client and the client will start a new window to show the instructions sent by the server .</text:span></text:p>
      <text:p text:style-name="P5">6) Ensure that volume is sufficient enough to listen to instructions sent by server .</text:p>
      <text:p text:style-name="P5"/>
      <text:p text:style-name="P7">How to run the simulation : </text:p>
      <text:p text:style-name="P8">Navigate to the simulation directory and run simulation.py .</text:p>
      <text:p text:style-name="P7"/>
      <text:p text:style-name="P7"/>
      <text:p text:style-name="P7">How to see the model training information : </text:p>
      <text:p text:style-name="P7">Enter the model_training directory </text:p>
      <text:p text:style-name="P7">It has the following files with the given information :</text:p>
      <text:p text:style-name="P7">1) evaluation_comparison : Evaluation metrics of custom trained YOLOv8 compared with evaluation metrics of pretrained YOLOv8 from ultralyitcs .</text:p>
      <text:p text:style-name="P7"><text:soft-page-break/></text:p>
      <text:p text:style-name="P7"/>
      <text:p text:style-name="P7">2) training_result : Contains evaluation metrics for each epoch .</text:p>
      <text:p text:style-name="P7"/>
      <text:p text:style-name="P7">3) yolov8n.onnx : An onnx file of the YOLOv8 architecture used . This file is not needed to be opened , it is just an input to the plot_model_architecture.py</text:p>
      <text:p text:style-name="P7"/>
      <text:p text:style-name="P7">4) plot_model_architecture.py : Run this file to view the architecture of YOLOv8 used for training the model . </text:p>
      <text:p text:style-name="P7"/>
      <text:p text:style-name="P7">5) train_model.py : Contains the code for the training the model . This code needs not be run unless you want to train a model . The code also has the code to download the required dataset so this code can be run even if the dataset is not already downloaded . 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0:09:52.729443139</meta:creation-date>
    <dc:date>2025-05-02T00:26:31.218127760</dc:date>
    <meta:editing-duration>PT21M1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593" meta:character-count="3247" meta:non-whitespace-character-count="2670"/>
  </office:meta>
</office:document-meta>
</file>